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margin-left="0cm" fo:margin-right="0cm" fo:margin-top="0cm" fo:margin-bottom="0.353cm" loext:contextual-spacing="false" fo:line-height="115%" fo:text-align="justify" style:justify-single-word="false" fo:text-indent="0cm" style:auto-text-indent="false" fo:break-before="auto" fo:break-after="auto" style:writing-mode="lr-tb"/>
    </style:style>
    <style:style style:name="P5" style:family="paragraph" style:parent-style-name="Standard" style:master-page-name="Standard">
      <style:paragraph-properties fo:margin-top="0cm" fo:margin-bottom="0.529cm" loext:contextual-spacing="false" fo:line-height="115%" fo:text-align="justify" style:justify-single-word="false" style:page-number="auto" fo:break-before="auto" fo:break-after="auto" style:writing-mode="lr-tb"/>
    </style:style>
    <style:style style:name="P6" style:family="paragraph" style:parent-style-name="Standard">
      <style:paragraph-properties fo:margin-left="0cm" fo:margin-right="0cm" fo:line-height="115%" fo:text-align="justify" style:justify-single-word="false" fo:text-indent="1.235cm" style:auto-text-indent="false" fo:break-before="auto" fo:break-after="auto" style:writing-mode="lr-tb"/>
      <style:text-properties fo:font-size="12pt" style:font-size-asian="12pt" style:font-size-complex="12pt"/>
    </style:style>
    <style:style style:name="P7" style:family="paragraph" style:parent-style-name="Heading_20_1">
      <style:paragraph-properties fo:margin-top="0.847cm" fo:margin-bottom="0cm" loext:contextual-spacing="false" fo:line-height="115%" fo:text-align="justify" style:justify-single-word="false" fo:break-before="auto" fo:break-after="auto" style:writing-mode="lr-tb"/>
    </style:style>
    <style:style style:name="P8" style:family="paragraph">
      <style:paragraph-properties fo:margin-left="0cm" fo:margin-right="0cm" fo:margin-top="0cm" fo:margin-bottom="0cm" fo:line-height="100%" fo:text-align="start" fo:text-indent="0cm" style:writing-mode="lr-tb"/>
    </style:style>
    <style:style style:name="T1" style:family="text">
      <style:text-properties fo:color="#17365d" fo:font-size="24pt" style:font-size-asian="24pt" style:font-size-complex="24pt"/>
    </style:style>
    <style:style style:name="T2" style:family="text">
      <style:text-properties fo:color="#4f81bd" fo:font-style="italic" style:font-style-asian="italic" style:font-style-complex="italic"/>
    </style:style>
    <style:style style:name="T3" style:family="text">
      <style:text-properties fo:color="#365f91" style:font-name="Arial" fo:font-size="14pt" fo:font-weight="bold" style:font-name-asian="Arial" style:font-size-asian="14pt" style:font-weight-asian="bold" style:font-name-complex="Arial" style:font-size-complex="14pt" style:font-weight-complex="bold"/>
    </style:style>
    <style:style style:name="T4" style:family="text">
      <style:text-properties fo:font-size="12pt" style:font-size-asian="12pt"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ahan Uczy i Bawi</text:span></text:p>
      <text:p text:style-name="P1"><text:span text:style-name="T2">Część 6: Tworzenie opisów i ich rola w kreacji świata przedstawionego</text:span></text:p>
      <text:p text:style-name="P1"><text:s/></text:p>
      <text:p text:style-name="P3">Witam Was ponownie! W dzisiejszej części mojego poradnika zajmiemy się tematem trudnym i złożonym, a przy tym jednym z ważniejszych, jeśli chodzi o przydatność dla twórcy fanfików oraz innej prozy. Niestety, mało kto je docenia.</text:p>
      <text:h text:style-name="P7" text:outline-level="10"><text:bookmark text:name="h.c6ka0nb0uzck"/><text:span text:style-name="T3">Czym jest opis i do czego służy</text:span></text:h>
      <text:p text:style-name="P1">Zdecydowanie jest to najważniejsze narzędzie każdego pisarza. Dobry opis jest podstawą do wykreowania porywających bohaterów i wciągającego świata. Nawet częściowo wyratuje nas tam, gdzie zawalimy z fabułą.</text:p>
      <text:p text:style-name="P1">Opisy spełniają dwie funkcje. Jedną z nich jest informowanie czytelnika o świecie przedstawionym, a drugą budowa klimatu. Jeśli myślicie, że same dialogi i akcja pędząca jak Solaris do statuy Lenina wystarczą, by stworzyć „epicką powieść”, to się bardzo mylicie. Bez chociażby szczątkowego klimatu teksty wyglądają jak streszczenie. A poza formami takimi jak listy i pamiętniki, opis jest waszym podstawowym narzędziem.</text:p>
      <text:p text:style-name="P1">Jeśli nie wiemy, jak świat wygląda, to nie jesteśmy w stanie sobie nic wyobrazić i w efekcie nasi bohaterowie panoszą się po pustce. Nie idą przez las, tylko wzdłuż białej ściany. Nie biegają po malowniczych uliczkach Canterlot, zwiedzają tekturowe miasto. Zawadiacki pegaz-łowca nagród staje się kolejną szarą masą.</text:p>
      <text:p text:style-name="P3"><text:s/></text:p>
      <text:h text:style-name="P7" text:outline-level="10"><text:bookmark text:name="h.6ebpgehrthvs"/><text:span text:style-name="T3">Jaki jest dobry opis</text:span></text:h>
      <text:p text:style-name="P1">Wystarczający. Tak, to krótkie słowo najlepiej opisuje cechy tego, co chciałabym znaleźć w waszych opowiadaniach. Nie chodzi o to, by tworzyć drugie „Nad Niemnem”, bo przesada w którąkolwiek ze stron nie jest zbyt dobra. Zbyt lakoniczny pozostawia niedosyt, zbyt obfity powoduje znużenie. No i postawmy sprawę jasno: to, jaki opis jest idealny, to przede wszystkim kwestia gustu.</text:p>
      <text:p text:style-name="P1">Przede wszystkim należy unikać opisywania każdego szczegółu. Naprawdę mnie nie obchodzi, jakie konkretnie naczynia walają się w zlewie Rainbow Dash, ani czym konkretnie są ubrudzone.</text:p>
      <text:p text:style-name="P1">„Rainbow weszła do kuchni i przelotnie omiotła spojrzeniem stertę brudnych naczyń, piętrzących się w zlewie. Powinna je umyć po wczorajszej imprezie, ale ból głowy zbyt mocno dawał jej się we znaki.”</text:p>
      <text:p text:style-name="P1"><text:soft-page-break/>Powyżej przedstawiłam przykład wystarczającego opisu. Niesie wystarczająco dużo informacji o danej sytuacji, ale nie przynudza. Oczywiście w dalszej części kuchnia powinna zostać bardziej opisana, ale jeśli chodzi o zlew, to wystarczy. Brudne naczynia to brudne naczynia i nie ma co się nad tym szczególnie rozwodzić. Takie zdanie brzmi o wiele lepiej niż:</text:p>
      <text:p text:style-name="P1">„Rainbow weszła do kuchni i przelotnie omiotła spojrzeniem stertę brudnych garnków, przypalonych patelni, talerzy ociekających sosem śmietanowym i sztućców klejących się od kisielu bananowego, piętrzących się w jej ukochanym zlewie wykonanym z maretońskiej ceramiki. Powinna <text:s/>je umyć po wczorajszej potańcówko-popijawie, ale miała wrażenie, że jej biedna głowa zaraz eksploduje z powodu tępego bólu.”</text:p>
      <text:p text:style-name="P1">Tak, to, co przed chwilą przeczytaliście, to przykład tzw. przesadyzmu. Czasami widuję takie potworki, parę zdarzyło mi się popełnić. Po prostu starajcie się tego unikać. Bogate opisy nie są złe, ale nie w każdym wypadku wyglądają dobrze, dlatego chcę was jedynie uczulić na to, by na to też uważać. Ale czy takie zdania-tasiemce mają w ogóle rację bytu? Mają. W niektórych komediach. Przykłady takie jak ten, który zaprezentuję poniżej nie mogą być stosowane zbyt często, gdyż w nadmiarze czynią tekst nużącym.</text:p>
      <text:p text:style-name="P1">„Rainbow weszła do swojej zdemolowanej kuchni i przelotnie omiotła spojrzeniem stertę garnków brudnych od bitej śmietany, przypalonych podczas gotowania zupy patelni, talerzy ociekających krwawą mazią o smaku truskawkowym i sztućców klejących się od kisielu bananowego, piętrzących się w jej ukochanym zlewie wykonanym z najdoskonalszej maretońskiej ceramiki kopytami małych źrebaków, pracujących za osiemdziesiąt trzy dolary rocznie. Powinna <office:annotation><dc:date>0000-00-00T00:00:00</dc:date><text:p text:style-name="P8"><text:span text:style-name="T6">Naczynia czy źrebaki? xD</text:span></text:p></office:annotation>je umyć po wczorajszej potańcówko-popijawie, połączonej z namiętną nocą z pilotem od telewizora, ale miała wrażenie, że jej biedna głowa zaraz eksploduje z powodu tępego bólu, będącego pamiątką po zapiciu litra wódki dwoma butelkami denaturatu.”</text:p>
      <text:p text:style-name="P1">Przykład zbyt skąpych opisów ciężko przytoczyć. W końcu jak pokazać coś, czego najzwyczajniej w świecie nie ma, a wychodzi dopiero przy dłuższych partiach tekstów, zaś ten artykuł ma ograniczoną objętość i dorzucenie dodatkowych paru tysięcy słów przykładów nie wchodzi w rachubę. W każdym razie, z moich obserwacji wynika, że więcej osób robi za mało opisów niż za dużo.</text:p>
      <text:p text:style-name="P1"><text:span text:style-name="T3">Metody wplatania opisów</text:span></text:p>
      <text:p text:style-name="P1">Jest ich parę. Najbardziej znaną określiłabym mianem malowania krajobrazu. Polega to po prostu na wolnym od fabuły fragmencie skupionym tylko i wyłącznie na opisywaniu przyrody/miasta/domu/etc. Ukochany sposób znienawidzonego przez uczniów Sienkiewicza. Niestety, łatwo jest to zepsuć i nadużywać. Wiele osób zaczyna od tego opowiadanie, kiedy nie ma pomysłu na lepszy pomysł. Osobiście raczej odradzam stosowanie tego sposobu.</text:p>
      <text:p text:style-name="P1">„Księżyc stał już wysoko na granatowoczarnym niebie, mieniącym się tysiącami gwiazd. Otoczony przez góry Canterlot, miasto jednorożców, stanowił jaśniejący punkt w ciemnościach. Rozświetlały go ogniska, lampiony i pochodnie. Był dzień Beltaine, czas zabawy i festynu. Na tę okazję miasto określane „drugą stolicą Equestrii” zostało przyozdobione barwnymi girlandami kwiatów, a na rynku, tuż obok pomnika Księżniczki Celestii, rozpalono wielkie ognisko. Wokół <text:soft-page-break/>niego kupcy poustawiali swoje stragany i oferowali najróżniejsze towary, głównie jednak jedzenie i błyskotki. Trubadurzy zabawiali gawiedź swą muzyką i opowieściami, a tłum tańczył i radował się. Na tę okazję kucyki wystroiły się odświętnie, panny przyozdobiły grzywy wiankami z górskich kwiatów, matrony włożyły haftowane złotą i srebrną nicią chusty, ogiery zaś przywdziały dublety z atłasu i aksamitu.”</text:p>
      <text:p text:style-name="P1">Kolejna metoda polega na krótkim, bezpośrednim opisie rzeczy mających już wpływ na fabułę, ale raczej statycznymi. Idealnie się sprawdza do opisu bohaterów oraz różnych obiektów.</text:p>
      <text:p text:style-name="P1">„Rarity spojrzała na swoje najnowsze dzieło i załamała się na jego widok. Suknia z szarego jedwabiu, która jeszcze wczoraj była idealna, miała krzywe szwy, a w atłasowej halce ktoś wyciął dziury. Bufiaste rękawy obcięto, zaś kamienie szlachetne ozdabiające kołnierz zniknęły w tajemniczych okolicznościach.”</text:p>
      <text:p text:style-name="P1">A teraz będzie coś, co stosował każdy. Tak, w dialogach też mamy opisy! Niby nic nieznaczące, ale pozwalające wyjaśnić kto coś powiedział i nie nadużywać imienia postaci. Dodatkowo w ten sposób przypomnimy czytelnikowi, jak dany bohater wygląda. Jednocześnie przykład prezentuje też opis, co kto robi. Zwykłam nazywać to wstawką narracyjną. W tym wypadku fragment nad wypowiedzią klaczy jest króciutki, ale może być on o wiele dłuższy.</text:p>
      <text:p text:style-name="P4">„Biała klacz podniosła lewą brew. Najchętniej nie odpowiedziałaby w ogóle, ale cóż… To nie byłoby rozsądne.</text:p>
      <text:p text:style-name="P4">– Ależ nic, po prostu się zamyśliłyśmy. – Złotogrzywa przekrzywiła łeb. – Zamyśliłyśmy się nad okropną pracą służby w ostatnim czasie.”</text:p>
      <text:p text:style-name="P1">I ostatnia metoda, będąca tak naprawdę hybrydą poprzedniczek, dlatego zostawiłam ją sobie na koniec. Opis dynamicznie połączony z akcją. Najbardziej odpowiedni zamiennik przydługich opisów przyrody, który jednocześnie nie pozbawi tekstu tego aspektu. Od razu wprowadza w akcję, a jednocześnie buduje klimat.</text:p>
      <text:p text:style-name="P4">„Umarli powrócili do świata. W ten jeden dzień roku krążyli wśród żywych, choć ci, za wyjątkiem wybranych, nie mogli ich zobaczyć. Niczym srebrzyste cienie przemykali wśród drzew w poszukiwaniu ciepła i tych, którzy jeszcze nie odeszli do Krainy Wiecznego Lata. Nie weszli pośród chaty, nie tym razem. Od lat mało kto chętnie by ich ugościł. Teraz ci, którzy pamiętali, przyszli do nich. Dwie klacze jednorożca – młoda i stara – wędrowały przez las. W mroku, pomiędzy wiekowymi bukami, krążyły w poszukiwaniu odpowiedzi. Spod szarych derek wystawały długie, zwiewne, białe szaty. Lewitowały płonące pochodnie, których blask rozświetlał ostatnią noc października<text:span text:style-name="T4">.”</text:span></text:p>
      <text:p text:style-name="P6"><text:s/></text:p>
      <text:h text:style-name="P7" text:outline-level="10"><text:bookmark text:name="h.icntveql3m6v"/><text:span text:style-name="T3">O stylu co nieco</text:span></text:h>
      <text:p text:style-name="P1">Wiele osób myśli, że opis musi być kwiecisty, patetyczny i przydługi, by dobrze oddać stan rzeczy. Błąd. Często czytelnik nic z tego nie zapamięta, dlatego lepiej zaserwować mu mniej szczegółowy tekst, za to lepiej oddziałujący na wyobraźnię. Mistrzem takiego postępowania jest <text:soft-page-break/>Sapkowski. To właśnie dlatego jego bohaterowie są tacy wspaniali, a klimat książek taki specyficzny. Poniżej przykład tego:</text:p>
      <text:p text:style-name="P1">„Najemnik był szarym pegazem. Klacz nie wiedziała, czym matka go karmiła, ale na pewno nie czystym sianem. Miał parszywą mordę, jakiej nie powstydziłby się niejeden bandzior z Zakonu Świętego Plota, a brązowa grzywa przypominała kupę nie tylko kolorem, ale i zapachem.”</text:p>
      <text:p text:style-name="P1">I teraz porównanie z klasycznym stylem opisu:</text:p>
      <text:p text:style-name="P1">„Najemnik był szarym pegazem. Jego potężna budowa i mięśnie jak ze stali budziły respekt. Miał mało urodziwą twarz, pokrytą śladami po licznych bójkach. Brązowa grzywa zwisała w strąkach i wydzielała nieprzyjemny zapach, najwyraźniej ogier nigdy jej nie mył ani nie czesał.”</text:p>
      <text:p text:style-name="P1">Najlepiej jest ze sobą łączyć obie metody. Każda pasuje gdzie indziej i każdą można wykorzystać dobrze.</text:p>
      <text:p text:style-name="P1"><text:span text:style-name="T3">Bohaterowie szli przez las…</text:span></text:p>
      <text:p text:style-name="P1">Czyli coś o łażeniu po miastach, lasach, kanałach, epickich podróżach i nabijaniu expa na szczurach. Wiele osób całkowicie zawala sprawę, robiąc początkowy opis „lasu” albo i nie, a potem już zupełnie pomija aspekt otoczenia dzielnych bohaterów. Nic tak nie rujnuje klimatu jak to. Nic, poza moimi troll-wstawkami.</text:p>
      <text:p text:style-name="P1">Tymczasem istnieje dość prosty sposób, by temu zaradzić. Stosują go chociażby wspomniany wcześniej Sapkowski, George Martin i wielu innych pisarzy, których teksty kocha się za klimat. Chodzi oczywiście o wplatanie opisu w akcję. Niech bohater ogląda przyrodę, opiszmy, jak pokonuje nierówności terenu, co czuje, widzi i słyszy. Nie kondensujmy tego, ale dawkujmy po trochu.</text:p>
      <text:p text:style-name="P1">„Zaczęła iść za smugami, była pewna, że zaprowadzą ją do trupa. Zrobiła zwrot na przodzie i zeszła zboczem jaru. Strumień meandrował i wyżłobił ziemię w wielu miejscach. Kopyta ślizgały się na mokrych, rozkładających się liściach. Ostatni odcinek pokonała, zjeżdżając na zadzie. Wyjątkowo nie wylądowała na pysku. Wstała. Na dnie nie było wody, która niegdyś tędy płynęła. Wyschnięte koryto wyścielały liście i patyki, podczas deszczów zapewne napełniało się wodą, która spływała wartko w stronę bagien. Szła stępa, a ślady stawały się coraz bardziej wyraźne, wiedziała, że się zbliża.”</text:p>
      <text:p text:style-name="P1">Oczywiście nie możemy całego opowiadania zapchać czymś takim, jednak takie fragmenty też są potrzebne. Bez nich nasz świat zawsze będzie nudny. Pamiętajmy o tle, niech zawsze coś się w nich dzieje. Choć opisywanie każdego drzewka też mija się z celem. A co zbuduje nam klimat? Małe, charakterystyczne rzeczy. Przekupka zachwalająca cebulę i maść na czyraki. Obrzydliwy robal na kamieniu. Opis wyplatania koszyków z wikliny… Takie drobnostki, a tak wiele zmieniają.</text:p>
      <text:p text:style-name="P1"><text:span text:style-name="T3">Odczucia i emocje</text:span></text:p>
      <text:p text:style-name="P1"><text:soft-page-break/>O ten temat bardziej zahaczę w kolejnej części poradnika, jednakże pozwolę sobie już teraz nieco napomknąć o kreacji postaci. Opis uczuć i emocji jest czymś bardzo ważnym. Bez tego nasi bohaterowie w najlepszym razie będą plastikowi. Mowa o typowym opowiadaniu i postaciach, którym tworzymy Point of View, bo rzeczywiście, istnieją formy, w których skąpy opis odczuć i emocji ma swój cel. Taką zimną, z pozoru wybrakowaną postać przedstawię poniżej:</text:p>
      <text:p text:style-name="P1">„Biegnij, mknij na skrzydłach nocy. Uciekaj. Świat jest okrutny, wiesz? Przemykasz pomiędzy drzewami. Olchy szarpią cię za ubranie, a ty zdajesz się tego nie zauważać. Strach sprawia, że przyśpieszasz i nie zważasz na palący ból jaki ogarnia twoje, domagające się więcej tlenu, mięśnie. Rozszerzasz chrapy, źrenice ogarniają całe tęczówki. Wiesz, co stanie się, jeśli nie dasz rady? Umrzesz.”</text:p>
      <text:p text:style-name="P1">Takie coś stosujemy, kiedy chcemy, by czytelnik spoglądał na sytuację bardziej z boku. Dobrze sprawdza się w scenach akcji, pomaga budować oniryczny klimat, nastrój grozy etc. Na dłuższą metę jest jednak męczące, jednak odpowiednio użyte w krótkich formach bądź fragmentach wielorozdziałowców jest ciekawą i użyteczną metodą.</text:p>
      <text:p text:style-name="P1">Z kolei opis myśli i uczuć bohatera możemy zapisać na parę sposobów: bezpośredni zapis myśli, pośredni zapis myśli, odpowiedni opis zachowania. Pierwszą metodę poza narracją pierwszoosobową odradzam stosować samodzielnie. Jednak stosowane z wyczuciem dobrze pozwala wykreować postaci. Powoduje wrażenie przelewania się tekstu przez palce. Ale zaprezentuję:</text:p>
      <text:p text:style-name="P1">„Jaki jest cel życia? Co jest po śmierci? Czy celem jest samo życie? Poszukiwanie prawdy? Bycie szczęśliwym, a może uszczęśliwianie innych? – myślała gorączkowo.”</text:p>
      <text:p text:style-name="P1">Pośredni zapis myśli polega na wpleceniu go w akcję. Nie stanowi do końca oddzielnej całości, choć jak w przykładzie, który za chwilę przedstawię, może istnieć samodzielnie. Używa się mowy zależnej. Można łączyć bezpośrednio z akcją.</text:p>
      <text:p text:style-name="P1">”Zastanawiała się, czy nie spytać o to duchów, ale one pewnie też tego nie wiedziały. Być może wiedzy nie było albo dostęp do niej mieli jedynie Bogowie. Jaki był prawdziwy cel zstępowania zmarłych na ziemię ostatniego dnia października?”</text:p>
      <text:p text:style-name="P1">A opis zachowania? Chyba nie trzeba tego szczególnie tłumaczyć. Ale mimika twarzy może odzwierciedlić uczucia i emocje targające bohaterem. Byleby nie były to samotne, kryształowe łzy. Nie bądźmy pretensjonalni. Jednak pamiętajmy, by wspomnieć o jakimś grymasie pyska, geście czy zmianie głosu.</text:p>
      <text:p text:style-name="P1"><text:span text:style-name="T3">Gwoli zakończenia</text:span></text:p>
      <text:p text:style-name="P1">Poradnik staram się pisać tak, by był jak najbardziej uniwersalny. Jednak doskonale zdaję sobie sprawę, że opisy to kwestia osobista dla każdego autora. Opowiadania są różne. To, co sprawdzi się w dark fantasy, pewnie nie będzie się nadawało do komedii. Dlatego zawsze należy wziąć poprawkę na styl. Jednak zapominać w ogóle nie wypada.</text:p>
      <text:p text:style-name="P1"><text:soft-page-break/><text:s/></text:p>
      <text:p text:style-name="P1">Obrazki:</text:p>
      <text:p text:style-name="P1"><text:a xlink:type="simple" xlink:href="http://sandara.deviantart.com/art/Prismatic-Unicorn-lvl-4-505405691?q=favby%3ACahandariella%2F61164104&amp;qo=9" text:style-name="Internet_20_link" text:visited-style-name="Visited_20_Internet_20_Link">http</text:a><text:a xlink:type="simple" xlink:href="http://sandara.deviantart.com/art/Prismatic-Unicorn-lvl-4-505405691?q=favby%3ACahandariella%2F61164104&amp;qo=9" text:style-name="Internet_20_link" text:visited-style-name="Visited_20_Internet_20_Link">://</text:a><text:a xlink:type="simple" xlink:href="http://sandara.deviantart.com/art/Prismatic-Unicorn-lvl-4-505405691?q=favby%3ACahandariella%2F61164104&amp;qo=9" text:style-name="Internet_20_link" text:visited-style-name="Visited_20_Internet_20_Link">sandara</text:a><text:a xlink:type="simple" xlink:href="http://sandara.deviantart.com/art/Prismatic-Unicorn-lvl-4-505405691?q=favby%3ACahandariella%2F61164104&amp;qo=9" text:style-name="Internet_20_link" text:visited-style-name="Visited_20_Internet_20_Link">.</text:a><text:a xlink:type="simple" xlink:href="http://sandara.deviantart.com/art/Prismatic-Unicorn-lvl-4-505405691?q=favby%3ACahandariella%2F61164104&amp;qo=9" text:style-name="Internet_20_link" text:visited-style-name="Visited_20_Internet_20_Link">deviantart</text:a><text:a xlink:type="simple" xlink:href="http://sandara.deviantart.com/art/Prismatic-Unicorn-lvl-4-505405691?q=favby%3ACahandariella%2F61164104&amp;qo=9" text:style-name="Internet_20_link" text:visited-style-name="Visited_20_Internet_20_Link">.</text:a><text:a xlink:type="simple" xlink:href="http://sandara.deviantart.com/art/Prismatic-Unicorn-lvl-4-505405691?q=favby%3ACahandariella%2F61164104&amp;qo=9" text:style-name="Internet_20_link" text:visited-style-name="Visited_20_Internet_20_Link">com</text:a><text:a xlink:type="simple" xlink:href="http://sandara.deviantart.com/art/Prismatic-Unicorn-lvl-4-505405691?q=favby%3ACahandariella%2F61164104&amp;qo=9" text:style-name="Internet_20_link" text:visited-style-name="Visited_20_Internet_20_Link">/</text:a><text:a xlink:type="simple" xlink:href="http://sandara.deviantart.com/art/Prismatic-Unicorn-lvl-4-505405691?q=favby%3ACahandariella%2F61164104&amp;qo=9" text:style-name="Internet_20_link" text:visited-style-name="Visited_20_Internet_20_Link">art</text:a><text:a xlink:type="simple" xlink:href="http://sandara.deviantart.com/art/Prismatic-Unicorn-lvl-4-505405691?q=favby%3ACahandariella%2F61164104&amp;qo=9" text:style-name="Internet_20_link" text:visited-style-name="Visited_20_Internet_20_Link">/</text:a><text:a xlink:type="simple" xlink:href="http://sandara.deviantart.com/art/Prismatic-Unicorn-lvl-4-505405691?q=favby%3ACahandariella%2F61164104&amp;qo=9" text:style-name="Internet_20_link" text:visited-style-name="Visited_20_Internet_20_Link">Prismatic</text:a><text:a xlink:type="simple" xlink:href="http://sandara.deviantart.com/art/Prismatic-Unicorn-lvl-4-505405691?q=favby%3ACahandariella%2F61164104&amp;qo=9" text:style-name="Internet_20_link" text:visited-style-name="Visited_20_Internet_20_Link">-</text:a><text:a xlink:type="simple" xlink:href="http://sandara.deviantart.com/art/Prismatic-Unicorn-lvl-4-505405691?q=favby%3ACahandariella%2F61164104&amp;qo=9" text:style-name="Internet_20_link" text:visited-style-name="Visited_20_Internet_20_Link">Unicorn</text:a><text:a xlink:type="simple" xlink:href="http://sandara.deviantart.com/art/Prismatic-Unicorn-lvl-4-505405691?q=favby%3ACahandariella%2F61164104&amp;qo=9" text:style-name="Internet_20_link" text:visited-style-name="Visited_20_Internet_20_Link">-</text:a><text:a xlink:type="simple" xlink:href="http://sandara.deviantart.com/art/Prismatic-Unicorn-lvl-4-505405691?q=favby%3ACahandariella%2F61164104&amp;qo=9" text:style-name="Internet_20_link" text:visited-style-name="Visited_20_Internet_20_Link">lvl</text:a><text:a xlink:type="simple" xlink:href="http://sandara.deviantart.com/art/Prismatic-Unicorn-lvl-4-505405691?q=favby%3ACahandariella%2F61164104&amp;qo=9" text:style-name="Internet_20_link" text:visited-style-name="Visited_20_Internet_20_Link">-4-505405691?</text:a><text:a xlink:type="simple" xlink:href="http://sandara.deviantart.com/art/Prismatic-Unicorn-lvl-4-505405691?q=favby%3ACahandariella%2F61164104&amp;qo=9" text:style-name="Internet_20_link" text:visited-style-name="Visited_20_Internet_20_Link">q</text:a><text:a xlink:type="simple" xlink:href="http://sandara.deviantart.com/art/Prismatic-Unicorn-lvl-4-505405691?q=favby%3ACahandariella%2F61164104&amp;qo=9" text:style-name="Internet_20_link" text:visited-style-name="Visited_20_Internet_20_Link">=</text:a><text:a xlink:type="simple" xlink:href="http://sandara.deviantart.com/art/Prismatic-Unicorn-lvl-4-505405691?q=favby%3ACahandariella%2F61164104&amp;qo=9" text:style-name="Internet_20_link" text:visited-style-name="Visited_20_Internet_20_Link">favby</text:a><text:a xlink:type="simple" xlink:href="http://sandara.deviantart.com/art/Prismatic-Unicorn-lvl-4-505405691?q=favby%3ACahandariella%2F61164104&amp;qo=9" text:style-name="Internet_20_link" text:visited-style-name="Visited_20_Internet_20_Link">%3</text:a><text:a xlink:type="simple" xlink:href="http://sandara.deviantart.com/art/Prismatic-Unicorn-lvl-4-505405691?q=favby%3ACahandariella%2F61164104&amp;qo=9" text:style-name="Internet_20_link" text:visited-style-name="Visited_20_Internet_20_Link">ACahandariella</text:a><text:a xlink:type="simple" xlink:href="http://sandara.deviantart.com/art/Prismatic-Unicorn-lvl-4-505405691?q=favby%3ACahandariella%2F61164104&amp;qo=9" text:style-name="Internet_20_link" text:visited-style-name="Visited_20_Internet_20_Link">%2</text:a><text:a xlink:type="simple" xlink:href="http://sandara.deviantart.com/art/Prismatic-Unicorn-lvl-4-505405691?q=favby%3ACahandariella%2F61164104&amp;qo=9" text:style-name="Internet_20_link" text:visited-style-name="Visited_20_Internet_20_Link">F</text:a><text:a xlink:type="simple" xlink:href="http://sandara.deviantart.com/art/Prismatic-Unicorn-lvl-4-505405691?q=favby%3ACahandariella%2F61164104&amp;qo=9" text:style-name="Internet_20_link" text:visited-style-name="Visited_20_Internet_20_Link">61164104&amp;</text:a><text:a xlink:type="simple" xlink:href="http://sandara.deviantart.com/art/Prismatic-Unicorn-lvl-4-505405691?q=favby%3ACahandariella%2F61164104&amp;qo=9" text:style-name="Internet_20_link" text:visited-style-name="Visited_20_Internet_20_Link">qo</text:a><text:a xlink:type="simple" xlink:href="http://sandara.deviantart.com/art/Prismatic-Unicorn-lvl-4-505405691?q=favby%3ACahandariella%2F61164104&amp;qo=9" text:style-name="Internet_20_link" text:visited-style-name="Visited_20_Internet_20_Link">=9</text:a></text:p>
      <text:p text:style-name="P1"><text:a xlink:type="simple" xlink:href="http://jack-a-lynn.deviantart.com/art/A-little-Snack-500107919?q=favby%3ACahandariella%2F61164104&amp;qo=41" text:style-name="Internet_20_link" text:visited-style-name="Visited_20_Internet_20_Link">http</text:a><text:a xlink:type="simple" xlink:href="http://jack-a-lynn.deviantart.com/art/A-little-Snack-500107919?q=favby%3ACahandariella%2F61164104&amp;qo=41" text:style-name="Internet_20_link" text:visited-style-name="Visited_20_Internet_20_Link">://</text:a><text:a xlink:type="simple" xlink:href="http://jack-a-lynn.deviantart.com/art/A-little-Snack-500107919?q=favby%3ACahandariella%2F61164104&amp;qo=41" text:style-name="Internet_20_link" text:visited-style-name="Visited_20_Internet_20_Link">jack</text:a><text:a xlink:type="simple" xlink:href="http://jack-a-lynn.deviantart.com/art/A-little-Snack-500107919?q=favby%3ACahandariella%2F61164104&amp;qo=41" text:style-name="Internet_20_link" text:visited-style-name="Visited_20_Internet_20_Link">-</text:a><text:a xlink:type="simple" xlink:href="http://jack-a-lynn.deviantart.com/art/A-little-Snack-500107919?q=favby%3ACahandariella%2F61164104&amp;qo=41" text:style-name="Internet_20_link" text:visited-style-name="Visited_20_Internet_20_Link">a</text:a><text:a xlink:type="simple" xlink:href="http://jack-a-lynn.deviantart.com/art/A-little-Snack-500107919?q=favby%3ACahandariella%2F61164104&amp;qo=41" text:style-name="Internet_20_link" text:visited-style-name="Visited_20_Internet_20_Link">-</text:a><text:a xlink:type="simple" xlink:href="http://jack-a-lynn.deviantart.com/art/A-little-Snack-500107919?q=favby%3ACahandariella%2F61164104&amp;qo=41" text:style-name="Internet_20_link" text:visited-style-name="Visited_20_Internet_20_Link">lynn</text:a><text:a xlink:type="simple" xlink:href="http://jack-a-lynn.deviantart.com/art/A-little-Snack-500107919?q=favby%3ACahandariella%2F61164104&amp;qo=41" text:style-name="Internet_20_link" text:visited-style-name="Visited_20_Internet_20_Link">.</text:a><text:a xlink:type="simple" xlink:href="http://jack-a-lynn.deviantart.com/art/A-little-Snack-500107919?q=favby%3ACahandariella%2F61164104&amp;qo=41" text:style-name="Internet_20_link" text:visited-style-name="Visited_20_Internet_20_Link">deviantart</text:a><text:a xlink:type="simple" xlink:href="http://jack-a-lynn.deviantart.com/art/A-little-Snack-500107919?q=favby%3ACahandariella%2F61164104&amp;qo=41" text:style-name="Internet_20_link" text:visited-style-name="Visited_20_Internet_20_Link">.</text:a><text:a xlink:type="simple" xlink:href="http://jack-a-lynn.deviantart.com/art/A-little-Snack-500107919?q=favby%3ACahandariella%2F61164104&amp;qo=41" text:style-name="Internet_20_link" text:visited-style-name="Visited_20_Internet_20_Link">com</text:a><text:a xlink:type="simple" xlink:href="http://jack-a-lynn.deviantart.com/art/A-little-Snack-500107919?q=favby%3ACahandariella%2F61164104&amp;qo=41" text:style-name="Internet_20_link" text:visited-style-name="Visited_20_Internet_20_Link">/</text:a><text:a xlink:type="simple" xlink:href="http://jack-a-lynn.deviantart.com/art/A-little-Snack-500107919?q=favby%3ACahandariella%2F61164104&amp;qo=41" text:style-name="Internet_20_link" text:visited-style-name="Visited_20_Internet_20_Link">art</text:a><text:a xlink:type="simple" xlink:href="http://jack-a-lynn.deviantart.com/art/A-little-Snack-500107919?q=favby%3ACahandariella%2F61164104&amp;qo=41" text:style-name="Internet_20_link" text:visited-style-name="Visited_20_Internet_20_Link">/</text:a><text:a xlink:type="simple" xlink:href="http://jack-a-lynn.deviantart.com/art/A-little-Snack-500107919?q=favby%3ACahandariella%2F61164104&amp;qo=41" text:style-name="Internet_20_link" text:visited-style-name="Visited_20_Internet_20_Link">A</text:a><text:a xlink:type="simple" xlink:href="http://jack-a-lynn.deviantart.com/art/A-little-Snack-500107919?q=favby%3ACahandariella%2F61164104&amp;qo=41" text:style-name="Internet_20_link" text:visited-style-name="Visited_20_Internet_20_Link">-</text:a><text:a xlink:type="simple" xlink:href="http://jack-a-lynn.deviantart.com/art/A-little-Snack-500107919?q=favby%3ACahandariella%2F61164104&amp;qo=41" text:style-name="Internet_20_link" text:visited-style-name="Visited_20_Internet_20_Link">little</text:a><text:a xlink:type="simple" xlink:href="http://jack-a-lynn.deviantart.com/art/A-little-Snack-500107919?q=favby%3ACahandariella%2F61164104&amp;qo=41" text:style-name="Internet_20_link" text:visited-style-name="Visited_20_Internet_20_Link">-</text:a><text:a xlink:type="simple" xlink:href="http://jack-a-lynn.deviantart.com/art/A-little-Snack-500107919?q=favby%3ACahandariella%2F61164104&amp;qo=41" text:style-name="Internet_20_link" text:visited-style-name="Visited_20_Internet_20_Link">Snack</text:a><text:a xlink:type="simple" xlink:href="http://jack-a-lynn.deviantart.com/art/A-little-Snack-500107919?q=favby%3ACahandariella%2F61164104&amp;qo=41" text:style-name="Internet_20_link" text:visited-style-name="Visited_20_Internet_20_Link">-500107919?</text:a><text:a xlink:type="simple" xlink:href="http://jack-a-lynn.deviantart.com/art/A-little-Snack-500107919?q=favby%3ACahandariella%2F61164104&amp;qo=41" text:style-name="Internet_20_link" text:visited-style-name="Visited_20_Internet_20_Link">q</text:a><text:a xlink:type="simple" xlink:href="http://jack-a-lynn.deviantart.com/art/A-little-Snack-500107919?q=favby%3ACahandariella%2F61164104&amp;qo=41" text:style-name="Internet_20_link" text:visited-style-name="Visited_20_Internet_20_Link">=</text:a><text:a xlink:type="simple" xlink:href="http://jack-a-lynn.deviantart.com/art/A-little-Snack-500107919?q=favby%3ACahandariella%2F61164104&amp;qo=41" text:style-name="Internet_20_link" text:visited-style-name="Visited_20_Internet_20_Link">favby</text:a><text:a xlink:type="simple" xlink:href="http://jack-a-lynn.deviantart.com/art/A-little-Snack-500107919?q=favby%3ACahandariella%2F61164104&amp;qo=41" text:style-name="Internet_20_link" text:visited-style-name="Visited_20_Internet_20_Link">%3</text:a><text:a xlink:type="simple" xlink:href="http://jack-a-lynn.deviantart.com/art/A-little-Snack-500107919?q=favby%3ACahandariella%2F61164104&amp;qo=41" text:style-name="Internet_20_link" text:visited-style-name="Visited_20_Internet_20_Link">ACahandariella</text:a><text:a xlink:type="simple" xlink:href="http://jack-a-lynn.deviantart.com/art/A-little-Snack-500107919?q=favby%3ACahandariella%2F61164104&amp;qo=41" text:style-name="Internet_20_link" text:visited-style-name="Visited_20_Internet_20_Link">%2</text:a><text:a xlink:type="simple" xlink:href="http://jack-a-lynn.deviantart.com/art/A-little-Snack-500107919?q=favby%3ACahandariella%2F61164104&amp;qo=41" text:style-name="Internet_20_link" text:visited-style-name="Visited_20_Internet_20_Link">F</text:a><text:a xlink:type="simple" xlink:href="http://jack-a-lynn.deviantart.com/art/A-little-Snack-500107919?q=favby%3ACahandariella%2F61164104&amp;qo=41" text:style-name="Internet_20_link" text:visited-style-name="Visited_20_Internet_20_Link">61164104&amp;</text:a><text:a xlink:type="simple" xlink:href="http://jack-a-lynn.deviantart.com/art/A-little-Snack-500107919?q=favby%3ACahandariella%2F61164104&amp;qo=41" text:style-name="Internet_20_link" text:visited-style-name="Visited_20_Internet_20_Link">qo</text:a><text:a xlink:type="simple" xlink:href="http://jack-a-lynn.deviantart.com/art/A-little-Snack-500107919?q=favby%3ACahandariella%2F61164104&amp;qo=41" text:style-name="Internet_20_link" text:visited-style-name="Visited_20_Internet_20_Link">=41</text:a></text:p>
      <text:p text:style-name="P1"><text:a xlink:type="simple" xlink:href="http://ponykillerx.deviantart.com/art/TV-HORSE-412458297?q=favby%3ACahandariella%2F61164104&amp;qo=104" text:style-name="Internet_20_link" text:visited-style-name="Visited_20_Internet_20_Link">http</text:a><text:a xlink:type="simple" xlink:href="http://ponykillerx.deviantart.com/art/TV-HORSE-412458297?q=favby%3ACahandariella%2F61164104&amp;qo=104" text:style-name="Internet_20_link" text:visited-style-name="Visited_20_Internet_20_Link">://</text:a><text:a xlink:type="simple" xlink:href="http://ponykillerx.deviantart.com/art/TV-HORSE-412458297?q=favby%3ACahandariella%2F61164104&amp;qo=104" text:style-name="Internet_20_link" text:visited-style-name="Visited_20_Internet_20_Link">ponykillerx</text:a><text:a xlink:type="simple" xlink:href="http://ponykillerx.deviantart.com/art/TV-HORSE-412458297?q=favby%3ACahandariella%2F61164104&amp;qo=104" text:style-name="Internet_20_link" text:visited-style-name="Visited_20_Internet_20_Link">.</text:a><text:a xlink:type="simple" xlink:href="http://ponykillerx.deviantart.com/art/TV-HORSE-412458297?q=favby%3ACahandariella%2F61164104&amp;qo=104" text:style-name="Internet_20_link" text:visited-style-name="Visited_20_Internet_20_Link">deviantart</text:a><text:a xlink:type="simple" xlink:href="http://ponykillerx.deviantart.com/art/TV-HORSE-412458297?q=favby%3ACahandariella%2F61164104&amp;qo=104" text:style-name="Internet_20_link" text:visited-style-name="Visited_20_Internet_20_Link">.</text:a><text:a xlink:type="simple" xlink:href="http://ponykillerx.deviantart.com/art/TV-HORSE-412458297?q=favby%3ACahandariella%2F61164104&amp;qo=104" text:style-name="Internet_20_link" text:visited-style-name="Visited_20_Internet_20_Link">com</text:a><text:a xlink:type="simple" xlink:href="http://ponykillerx.deviantart.com/art/TV-HORSE-412458297?q=favby%3ACahandariella%2F61164104&amp;qo=104" text:style-name="Internet_20_link" text:visited-style-name="Visited_20_Internet_20_Link">/</text:a><text:a xlink:type="simple" xlink:href="http://ponykillerx.deviantart.com/art/TV-HORSE-412458297?q=favby%3ACahandariella%2F61164104&amp;qo=104" text:style-name="Internet_20_link" text:visited-style-name="Visited_20_Internet_20_Link">art</text:a><text:a xlink:type="simple" xlink:href="http://ponykillerx.deviantart.com/art/TV-HORSE-412458297?q=favby%3ACahandariella%2F61164104&amp;qo=104" text:style-name="Internet_20_link" text:visited-style-name="Visited_20_Internet_20_Link">/</text:a><text:a xlink:type="simple" xlink:href="http://ponykillerx.deviantart.com/art/TV-HORSE-412458297?q=favby%3ACahandariella%2F61164104&amp;qo=104" text:style-name="Internet_20_link" text:visited-style-name="Visited_20_Internet_20_Link">TV</text:a><text:a xlink:type="simple" xlink:href="http://ponykillerx.deviantart.com/art/TV-HORSE-412458297?q=favby%3ACahandariella%2F61164104&amp;qo=104" text:style-name="Internet_20_link" text:visited-style-name="Visited_20_Internet_20_Link">-</text:a><text:a xlink:type="simple" xlink:href="http://ponykillerx.deviantart.com/art/TV-HORSE-412458297?q=favby%3ACahandariella%2F61164104&amp;qo=104" text:style-name="Internet_20_link" text:visited-style-name="Visited_20_Internet_20_Link">HORSE</text:a><text:a xlink:type="simple" xlink:href="http://ponykillerx.deviantart.com/art/TV-HORSE-412458297?q=favby%3ACahandariella%2F61164104&amp;qo=104" text:style-name="Internet_20_link" text:visited-style-name="Visited_20_Internet_20_Link">-412458297?</text:a><text:a xlink:type="simple" xlink:href="http://ponykillerx.deviantart.com/art/TV-HORSE-412458297?q=favby%3ACahandariella%2F61164104&amp;qo=104" text:style-name="Internet_20_link" text:visited-style-name="Visited_20_Internet_20_Link">q</text:a><text:a xlink:type="simple" xlink:href="http://ponykillerx.deviantart.com/art/TV-HORSE-412458297?q=favby%3ACahandariella%2F61164104&amp;qo=104" text:style-name="Internet_20_link" text:visited-style-name="Visited_20_Internet_20_Link">=</text:a><text:a xlink:type="simple" xlink:href="http://ponykillerx.deviantart.com/art/TV-HORSE-412458297?q=favby%3ACahandariella%2F61164104&amp;qo=104" text:style-name="Internet_20_link" text:visited-style-name="Visited_20_Internet_20_Link">favby</text:a><text:a xlink:type="simple" xlink:href="http://ponykillerx.deviantart.com/art/TV-HORSE-412458297?q=favby%3ACahandariella%2F61164104&amp;qo=104" text:style-name="Internet_20_link" text:visited-style-name="Visited_20_Internet_20_Link">%3</text:a><text:a xlink:type="simple" xlink:href="http://ponykillerx.deviantart.com/art/TV-HORSE-412458297?q=favby%3ACahandariella%2F61164104&amp;qo=104" text:style-name="Internet_20_link" text:visited-style-name="Visited_20_Internet_20_Link">ACahandariella</text:a><text:a xlink:type="simple" xlink:href="http://ponykillerx.deviantart.com/art/TV-HORSE-412458297?q=favby%3ACahandariella%2F61164104&amp;qo=104" text:style-name="Internet_20_link" text:visited-style-name="Visited_20_Internet_20_Link">%2</text:a><text:a xlink:type="simple" xlink:href="http://ponykillerx.deviantart.com/art/TV-HORSE-412458297?q=favby%3ACahandariella%2F61164104&amp;qo=104" text:style-name="Internet_20_link" text:visited-style-name="Visited_20_Internet_20_Link">F</text:a><text:a xlink:type="simple" xlink:href="http://ponykillerx.deviantart.com/art/TV-HORSE-412458297?q=favby%3ACahandariella%2F61164104&amp;qo=104" text:style-name="Internet_20_link" text:visited-style-name="Visited_20_Internet_20_Link">61164104&amp;</text:a><text:a xlink:type="simple" xlink:href="http://ponykillerx.deviantart.com/art/TV-HORSE-412458297?q=favby%3ACahandariella%2F61164104&amp;qo=104" text:style-name="Internet_20_link" text:visited-style-name="Visited_20_Internet_20_Link">qo</text:a><text:a xlink:type="simple" xlink:href="http://ponykillerx.deviantart.com/art/TV-HORSE-412458297?q=favby%3ACahandariella%2F61164104&amp;qo=104" text:style-name="Internet_20_link" text:visited-style-name="Visited_20_Internet_20_Link">=104</text:a></text:p>
      <text:p text:style-name="P1"><text:a xlink:type="simple" xlink:href="http://devinian.deviantart.com/art/The-Golden-Cage-487369223?q=favby%3ACahandariella%2F61164104&amp;qo=220" text:style-name="Internet_20_link" text:visited-style-name="Visited_20_Internet_20_Link">http</text:a><text:a xlink:type="simple" xlink:href="http://devinian.deviantart.com/art/The-Golden-Cage-487369223?q=favby%3ACahandariella%2F61164104&amp;qo=220" text:style-name="Internet_20_link" text:visited-style-name="Visited_20_Internet_20_Link">://</text:a><text:a xlink:type="simple" xlink:href="http://devinian.deviantart.com/art/The-Golden-Cage-487369223?q=favby%3ACahandariella%2F61164104&amp;qo=220" text:style-name="Internet_20_link" text:visited-style-name="Visited_20_Internet_20_Link">devinian</text:a><text:a xlink:type="simple" xlink:href="http://devinian.deviantart.com/art/The-Golden-Cage-487369223?q=favby%3ACahandariella%2F61164104&amp;qo=220" text:style-name="Internet_20_link" text:visited-style-name="Visited_20_Internet_20_Link">.</text:a><text:a xlink:type="simple" xlink:href="http://devinian.deviantart.com/art/The-Golden-Cage-487369223?q=favby%3ACahandariella%2F61164104&amp;qo=220" text:style-name="Internet_20_link" text:visited-style-name="Visited_20_Internet_20_Link">deviantart</text:a><text:a xlink:type="simple" xlink:href="http://devinian.deviantart.com/art/The-Golden-Cage-487369223?q=favby%3ACahandariella%2F61164104&amp;qo=220" text:style-name="Internet_20_link" text:visited-style-name="Visited_20_Internet_20_Link">.</text:a><text:a xlink:type="simple" xlink:href="http://devinian.deviantart.com/art/The-Golden-Cage-487369223?q=favby%3ACahandariella%2F61164104&amp;qo=220" text:style-name="Internet_20_link" text:visited-style-name="Visited_20_Internet_20_Link">com</text:a><text:a xlink:type="simple" xlink:href="http://devinian.deviantart.com/art/The-Golden-Cage-487369223?q=favby%3ACahandariella%2F61164104&amp;qo=220" text:style-name="Internet_20_link" text:visited-style-name="Visited_20_Internet_20_Link">/</text:a><text:a xlink:type="simple" xlink:href="http://devinian.deviantart.com/art/The-Golden-Cage-487369223?q=favby%3ACahandariella%2F61164104&amp;qo=220" text:style-name="Internet_20_link" text:visited-style-name="Visited_20_Internet_20_Link">art</text:a><text:a xlink:type="simple" xlink:href="http://devinian.deviantart.com/art/The-Golden-Cage-487369223?q=favby%3ACahandariella%2F61164104&amp;qo=220" text:style-name="Internet_20_link" text:visited-style-name="Visited_20_Internet_20_Link">/</text:a><text:a xlink:type="simple" xlink:href="http://devinian.deviantart.com/art/The-Golden-Cage-487369223?q=favby%3ACahandariella%2F61164104&amp;qo=220" text:style-name="Internet_20_link" text:visited-style-name="Visited_20_Internet_20_Link">The</text:a><text:a xlink:type="simple" xlink:href="http://devinian.deviantart.com/art/The-Golden-Cage-487369223?q=favby%3ACahandariella%2F61164104&amp;qo=220" text:style-name="Internet_20_link" text:visited-style-name="Visited_20_Internet_20_Link">-</text:a><text:a xlink:type="simple" xlink:href="http://devinian.deviantart.com/art/The-Golden-Cage-487369223?q=favby%3ACahandariella%2F61164104&amp;qo=220" text:style-name="Internet_20_link" text:visited-style-name="Visited_20_Internet_20_Link">Golden</text:a><text:a xlink:type="simple" xlink:href="http://devinian.deviantart.com/art/The-Golden-Cage-487369223?q=favby%3ACahandariella%2F61164104&amp;qo=220" text:style-name="Internet_20_link" text:visited-style-name="Visited_20_Internet_20_Link">-</text:a><text:a xlink:type="simple" xlink:href="http://devinian.deviantart.com/art/The-Golden-Cage-487369223?q=favby%3ACahandariella%2F61164104&amp;qo=220" text:style-name="Internet_20_link" text:visited-style-name="Visited_20_Internet_20_Link">Cage</text:a><text:a xlink:type="simple" xlink:href="http://devinian.deviantart.com/art/The-Golden-Cage-487369223?q=favby%3ACahandariella%2F61164104&amp;qo=220" text:style-name="Internet_20_link" text:visited-style-name="Visited_20_Internet_20_Link">-487369223?</text:a><text:a xlink:type="simple" xlink:href="http://devinian.deviantart.com/art/The-Golden-Cage-487369223?q=favby%3ACahandariella%2F61164104&amp;qo=220" text:style-name="Internet_20_link" text:visited-style-name="Visited_20_Internet_20_Link">q</text:a><text:a xlink:type="simple" xlink:href="http://devinian.deviantart.com/art/The-Golden-Cage-487369223?q=favby%3ACahandariella%2F61164104&amp;qo=220" text:style-name="Internet_20_link" text:visited-style-name="Visited_20_Internet_20_Link">=</text:a><text:a xlink:type="simple" xlink:href="http://devinian.deviantart.com/art/The-Golden-Cage-487369223?q=favby%3ACahandariella%2F61164104&amp;qo=220" text:style-name="Internet_20_link" text:visited-style-name="Visited_20_Internet_20_Link">favby</text:a><text:a xlink:type="simple" xlink:href="http://devinian.deviantart.com/art/The-Golden-Cage-487369223?q=favby%3ACahandariella%2F61164104&amp;qo=220" text:style-name="Internet_20_link" text:visited-style-name="Visited_20_Internet_20_Link">%3</text:a><text:a xlink:type="simple" xlink:href="http://devinian.deviantart.com/art/The-Golden-Cage-487369223?q=favby%3ACahandariella%2F61164104&amp;qo=220" text:style-name="Internet_20_link" text:visited-style-name="Visited_20_Internet_20_Link">ACahandariella</text:a><text:a xlink:type="simple" xlink:href="http://devinian.deviantart.com/art/The-Golden-Cage-487369223?q=favby%3ACahandariella%2F61164104&amp;qo=220" text:style-name="Internet_20_link" text:visited-style-name="Visited_20_Internet_20_Link">%2</text:a><text:a xlink:type="simple" xlink:href="http://devinian.deviantart.com/art/The-Golden-Cage-487369223?q=favby%3ACahandariella%2F61164104&amp;qo=220" text:style-name="Internet_20_link" text:visited-style-name="Visited_20_Internet_20_Link">F</text:a><text:a xlink:type="simple" xlink:href="http://devinian.deviantart.com/art/The-Golden-Cage-487369223?q=favby%3ACahandariella%2F61164104&amp;qo=220" text:style-name="Internet_20_link" text:visited-style-name="Visited_20_Internet_20_Link">61164104&amp;</text:a><text:a xlink:type="simple" xlink:href="http://devinian.deviantart.com/art/The-Golden-Cage-487369223?q=favby%3ACahandariella%2F61164104&amp;qo=220" text:style-name="Internet_20_link" text:visited-style-name="Visited_20_Internet_20_Link">qo</text:a><text:a xlink:type="simple" xlink:href="http://devinian.deviantart.com/art/The-Golden-Cage-487369223?q=favby%3ACahandariella%2F61164104&amp;qo=220" text:style-name="Internet_20_link" text:visited-style-name="Visited_20_Internet_20_Link">=220</text:a></text:p>
      <text:p text:style-name="P1"><text:a xlink:type="simple" xlink:href="http://devinian.deviantart.com/art/Commission-The-Thunder-Ground-442397114?q=favby%3ACahandariella%2F61164104&amp;qo=218" text:style-name="Internet_20_link" text:visited-style-name="Visited_20_Internet_20_Link">http</text:a><text:a xlink:type="simple" xlink:href="http://devinian.deviantart.com/art/Commission-The-Thunder-Ground-442397114?q=favby%3ACahandariella%2F61164104&amp;qo=218" text:style-name="Internet_20_link" text:visited-style-name="Visited_20_Internet_20_Link">://</text:a><text:a xlink:type="simple" xlink:href="http://devinian.deviantart.com/art/Commission-The-Thunder-Ground-442397114?q=favby%3ACahandariella%2F61164104&amp;qo=218" text:style-name="Internet_20_link" text:visited-style-name="Visited_20_Internet_20_Link">devinian</text:a><text:a xlink:type="simple" xlink:href="http://devinian.deviantart.com/art/Commission-The-Thunder-Ground-442397114?q=favby%3ACahandariella%2F61164104&amp;qo=218" text:style-name="Internet_20_link" text:visited-style-name="Visited_20_Internet_20_Link">.</text:a><text:a xlink:type="simple" xlink:href="http://devinian.deviantart.com/art/Commission-The-Thunder-Ground-442397114?q=favby%3ACahandariella%2F61164104&amp;qo=218" text:style-name="Internet_20_link" text:visited-style-name="Visited_20_Internet_20_Link">deviantart</text:a><text:a xlink:type="simple" xlink:href="http://devinian.deviantart.com/art/Commission-The-Thunder-Ground-442397114?q=favby%3ACahandariella%2F61164104&amp;qo=218" text:style-name="Internet_20_link" text:visited-style-name="Visited_20_Internet_20_Link">.</text:a><text:a xlink:type="simple" xlink:href="http://devinian.deviantart.com/art/Commission-The-Thunder-Ground-442397114?q=favby%3ACahandariella%2F61164104&amp;qo=218" text:style-name="Internet_20_link" text:visited-style-name="Visited_20_Internet_20_Link">com</text:a><text:a xlink:type="simple" xlink:href="http://devinian.deviantart.com/art/Commission-The-Thunder-Ground-442397114?q=favby%3ACahandariella%2F61164104&amp;qo=218" text:style-name="Internet_20_link" text:visited-style-name="Visited_20_Internet_20_Link">/</text:a><text:a xlink:type="simple" xlink:href="http://devinian.deviantart.com/art/Commission-The-Thunder-Ground-442397114?q=favby%3ACahandariella%2F61164104&amp;qo=218" text:style-name="Internet_20_link" text:visited-style-name="Visited_20_Internet_20_Link">art</text:a><text:a xlink:type="simple" xlink:href="http://devinian.deviantart.com/art/Commission-The-Thunder-Ground-442397114?q=favby%3ACahandariella%2F61164104&amp;qo=218" text:style-name="Internet_20_link" text:visited-style-name="Visited_20_Internet_20_Link">/</text:a><text:a xlink:type="simple" xlink:href="http://devinian.deviantart.com/art/Commission-The-Thunder-Ground-442397114?q=favby%3ACahandariella%2F61164104&amp;qo=218" text:style-name="Internet_20_link" text:visited-style-name="Visited_20_Internet_20_Link">Commission</text:a><text:a xlink:type="simple" xlink:href="http://devinian.deviantart.com/art/Commission-The-Thunder-Ground-442397114?q=favby%3ACahandariella%2F61164104&amp;qo=218" text:style-name="Internet_20_link" text:visited-style-name="Visited_20_Internet_20_Link">-</text:a><text:a xlink:type="simple" xlink:href="http://devinian.deviantart.com/art/Commission-The-Thunder-Ground-442397114?q=favby%3ACahandariella%2F61164104&amp;qo=218" text:style-name="Internet_20_link" text:visited-style-name="Visited_20_Internet_20_Link">The</text:a><text:a xlink:type="simple" xlink:href="http://devinian.deviantart.com/art/Commission-The-Thunder-Ground-442397114?q=favby%3ACahandariella%2F61164104&amp;qo=218" text:style-name="Internet_20_link" text:visited-style-name="Visited_20_Internet_20_Link">-</text:a><text:a xlink:type="simple" xlink:href="http://devinian.deviantart.com/art/Commission-The-Thunder-Ground-442397114?q=favby%3ACahandariella%2F61164104&amp;qo=218" text:style-name="Internet_20_link" text:visited-style-name="Visited_20_Internet_20_Link">Thunder</text:a><text:a xlink:type="simple" xlink:href="http://devinian.deviantart.com/art/Commission-The-Thunder-Ground-442397114?q=favby%3ACahandariella%2F61164104&amp;qo=218" text:style-name="Internet_20_link" text:visited-style-name="Visited_20_Internet_20_Link">-</text:a><text:a xlink:type="simple" xlink:href="http://devinian.deviantart.com/art/Commission-The-Thunder-Ground-442397114?q=favby%3ACahandariella%2F61164104&amp;qo=218" text:style-name="Internet_20_link" text:visited-style-name="Visited_20_Internet_20_Link">Ground</text:a><text:a xlink:type="simple" xlink:href="http://devinian.deviantart.com/art/Commission-The-Thunder-Ground-442397114?q=favby%3ACahandariella%2F61164104&amp;qo=218" text:style-name="Internet_20_link" text:visited-style-name="Visited_20_Internet_20_Link">-442397114?</text:a><text:a xlink:type="simple" xlink:href="http://devinian.deviantart.com/art/Commission-The-Thunder-Ground-442397114?q=favby%3ACahandariella%2F61164104&amp;qo=218" text:style-name="Internet_20_link" text:visited-style-name="Visited_20_Internet_20_Link">q</text:a><text:a xlink:type="simple" xlink:href="http://devinian.deviantart.com/art/Commission-The-Thunder-Ground-442397114?q=favby%3ACahandariella%2F61164104&amp;qo=218" text:style-name="Internet_20_link" text:visited-style-name="Visited_20_Internet_20_Link">=</text:a><text:a xlink:type="simple" xlink:href="http://devinian.deviantart.com/art/Commission-The-Thunder-Ground-442397114?q=favby%3ACahandariella%2F61164104&amp;qo=218" text:style-name="Internet_20_link" text:visited-style-name="Visited_20_Internet_20_Link">favby</text:a><text:a xlink:type="simple" xlink:href="http://devinian.deviantart.com/art/Commission-The-Thunder-Ground-442397114?q=favby%3ACahandariella%2F61164104&amp;qo=218" text:style-name="Internet_20_link" text:visited-style-name="Visited_20_Internet_20_Link">%3</text:a><text:a xlink:type="simple" xlink:href="http://devinian.deviantart.com/art/Commission-The-Thunder-Ground-442397114?q=favby%3ACahandariella%2F61164104&amp;qo=218" text:style-name="Internet_20_link" text:visited-style-name="Visited_20_Internet_20_Link">ACahandariella</text:a><text:a xlink:type="simple" xlink:href="http://devinian.deviantart.com/art/Commission-The-Thunder-Ground-442397114?q=favby%3ACahandariella%2F61164104&amp;qo=218" text:style-name="Internet_20_link" text:visited-style-name="Visited_20_Internet_20_Link">%2</text:a><text:a xlink:type="simple" xlink:href="http://devinian.deviantart.com/art/Commission-The-Thunder-Ground-442397114?q=favby%3ACahandariella%2F61164104&amp;qo=218" text:style-name="Internet_20_link" text:visited-style-name="Visited_20_Internet_20_Link">F</text:a><text:a xlink:type="simple" xlink:href="http://devinian.deviantart.com/art/Commission-The-Thunder-Ground-442397114?q=favby%3ACahandariella%2F61164104&amp;qo=218" text:style-name="Internet_20_link" text:visited-style-name="Visited_20_Internet_20_Link">61164104&amp;</text:a><text:a xlink:type="simple" xlink:href="http://devinian.deviantart.com/art/Commission-The-Thunder-Ground-442397114?q=favby%3ACahandariella%2F61164104&amp;qo=218" text:style-name="Internet_20_link" text:visited-style-name="Visited_20_Internet_20_Link">qo</text:a><text:a xlink:type="simple" xlink:href="http://devinian.deviantart.com/art/Commission-The-Thunder-Ground-442397114?q=favby%3ACahandariella%2F61164104&amp;qo=218" text:style-name="Internet_20_link" text:visited-style-name="Visited_20_Internet_20_Link">=218</text:a></text:p>
      <text:p text:style-name="P1"><text:a xlink:type="simple" xlink:href="http://huussii.deviantart.com/art/Nightmare-Moon-251955601?q=favby%3ACahandariella%2F61164104&amp;qo=212" text:style-name="Internet_20_link" text:visited-style-name="Visited_20_Internet_20_Link">http</text:a><text:a xlink:type="simple" xlink:href="http://huussii.deviantart.com/art/Nightmare-Moon-251955601?q=favby%3ACahandariella%2F61164104&amp;qo=212" text:style-name="Internet_20_link" text:visited-style-name="Visited_20_Internet_20_Link">://</text:a><text:a xlink:type="simple" xlink:href="http://huussii.deviantart.com/art/Nightmare-Moon-251955601?q=favby%3ACahandariella%2F61164104&amp;qo=212" text:style-name="Internet_20_link" text:visited-style-name="Visited_20_Internet_20_Link">huussii</text:a><text:a xlink:type="simple" xlink:href="http://huussii.deviantart.com/art/Nightmare-Moon-251955601?q=favby%3ACahandariella%2F61164104&amp;qo=212" text:style-name="Internet_20_link" text:visited-style-name="Visited_20_Internet_20_Link">.</text:a><text:a xlink:type="simple" xlink:href="http://huussii.deviantart.com/art/Nightmare-Moon-251955601?q=favby%3ACahandariella%2F61164104&amp;qo=212" text:style-name="Internet_20_link" text:visited-style-name="Visited_20_Internet_20_Link">deviantart</text:a><text:a xlink:type="simple" xlink:href="http://huussii.deviantart.com/art/Nightmare-Moon-251955601?q=favby%3ACahandariella%2F61164104&amp;qo=212" text:style-name="Internet_20_link" text:visited-style-name="Visited_20_Internet_20_Link">.</text:a><text:a xlink:type="simple" xlink:href="http://huussii.deviantart.com/art/Nightmare-Moon-251955601?q=favby%3ACahandariella%2F61164104&amp;qo=212" text:style-name="Internet_20_link" text:visited-style-name="Visited_20_Internet_20_Link">com</text:a><text:a xlink:type="simple" xlink:href="http://huussii.deviantart.com/art/Nightmare-Moon-251955601?q=favby%3ACahandariella%2F61164104&amp;qo=212" text:style-name="Internet_20_link" text:visited-style-name="Visited_20_Internet_20_Link">/</text:a><text:a xlink:type="simple" xlink:href="http://huussii.deviantart.com/art/Nightmare-Moon-251955601?q=favby%3ACahandariella%2F61164104&amp;qo=212" text:style-name="Internet_20_link" text:visited-style-name="Visited_20_Internet_20_Link">art</text:a><text:a xlink:type="simple" xlink:href="http://huussii.deviantart.com/art/Nightmare-Moon-251955601?q=favby%3ACahandariella%2F61164104&amp;qo=212" text:style-name="Internet_20_link" text:visited-style-name="Visited_20_Internet_20_Link">/</text:a><text:a xlink:type="simple" xlink:href="http://huussii.deviantart.com/art/Nightmare-Moon-251955601?q=favby%3ACahandariella%2F61164104&amp;qo=212" text:style-name="Internet_20_link" text:visited-style-name="Visited_20_Internet_20_Link">Nightmare</text:a><text:a xlink:type="simple" xlink:href="http://huussii.deviantart.com/art/Nightmare-Moon-251955601?q=favby%3ACahandariella%2F61164104&amp;qo=212" text:style-name="Internet_20_link" text:visited-style-name="Visited_20_Internet_20_Link">-</text:a><text:a xlink:type="simple" xlink:href="http://huussii.deviantart.com/art/Nightmare-Moon-251955601?q=favby%3ACahandariella%2F61164104&amp;qo=212" text:style-name="Internet_20_link" text:visited-style-name="Visited_20_Internet_20_Link">Moon</text:a><text:a xlink:type="simple" xlink:href="http://huussii.deviantart.com/art/Nightmare-Moon-251955601?q=favby%3ACahandariella%2F61164104&amp;qo=212" text:style-name="Internet_20_link" text:visited-style-name="Visited_20_Internet_20_Link">-251955601?</text:a><text:a xlink:type="simple" xlink:href="http://huussii.deviantart.com/art/Nightmare-Moon-251955601?q=favby%3ACahandariella%2F61164104&amp;qo=212" text:style-name="Internet_20_link" text:visited-style-name="Visited_20_Internet_20_Link">q</text:a><text:a xlink:type="simple" xlink:href="http://huussii.deviantart.com/art/Nightmare-Moon-251955601?q=favby%3ACahandariella%2F61164104&amp;qo=212" text:style-name="Internet_20_link" text:visited-style-name="Visited_20_Internet_20_Link">=</text:a><text:a xlink:type="simple" xlink:href="http://huussii.deviantart.com/art/Nightmare-Moon-251955601?q=favby%3ACahandariella%2F61164104&amp;qo=212" text:style-name="Internet_20_link" text:visited-style-name="Visited_20_Internet_20_Link">favby</text:a><text:a xlink:type="simple" xlink:href="http://huussii.deviantart.com/art/Nightmare-Moon-251955601?q=favby%3ACahandariella%2F61164104&amp;qo=212" text:style-name="Internet_20_link" text:visited-style-name="Visited_20_Internet_20_Link">%3</text:a><text:a xlink:type="simple" xlink:href="http://huussii.deviantart.com/art/Nightmare-Moon-251955601?q=favby%3ACahandariella%2F61164104&amp;qo=212" text:style-name="Internet_20_link" text:visited-style-name="Visited_20_Internet_20_Link">ACahandariella</text:a><text:a xlink:type="simple" xlink:href="http://huussii.deviantart.com/art/Nightmare-Moon-251955601?q=favby%3ACahandariella%2F61164104&amp;qo=212" text:style-name="Internet_20_link" text:visited-style-name="Visited_20_Internet_20_Link">%2</text:a><text:a xlink:type="simple" xlink:href="http://huussii.deviantart.com/art/Nightmare-Moon-251955601?q=favby%3ACahandariella%2F61164104&amp;qo=212" text:style-name="Internet_20_link" text:visited-style-name="Visited_20_Internet_20_Link">F</text:a><text:a xlink:type="simple" xlink:href="http://huussii.deviantart.com/art/Nightmare-Moon-251955601?q=favby%3ACahandariella%2F61164104&amp;qo=212" text:style-name="Internet_20_link" text:visited-style-name="Visited_20_Internet_20_Link">61164104&amp;</text:a><text:a xlink:type="simple" xlink:href="http://huussii.deviantart.com/art/Nightmare-Moon-251955601?q=favby%3ACahandariella%2F61164104&amp;qo=212" text:style-name="Internet_20_link" text:visited-style-name="Visited_20_Internet_20_Link">qo</text:a><text:a xlink:type="simple" xlink:href="http://huussii.deviantart.com/art/Nightmare-Moon-251955601?q=favby%3ACahandariella%2F61164104&amp;qo=212" text:style-name="Internet_20_link" text:visited-style-name="Visited_20_Internet_20_Link">=212</text:a></text:p>
      <text:p text:style-name="P1"><text:a xlink:type="simple" xlink:href="http://yakovlev-vad.deviantart.com/art/Simple-curiosity-468468925?q=favby%3ACahandariella%2F61164104&amp;qo=199" text:style-name="Internet_20_link" text:visited-style-name="Visited_20_Internet_20_Link">http</text:a><text:a xlink:type="simple" xlink:href="http://yakovlev-vad.deviantart.com/art/Simple-curiosity-468468925?q=favby%3ACahandariella%2F61164104&amp;qo=199" text:style-name="Internet_20_link" text:visited-style-name="Visited_20_Internet_20_Link">://</text:a><text:a xlink:type="simple" xlink:href="http://yakovlev-vad.deviantart.com/art/Simple-curiosity-468468925?q=favby%3ACahandariella%2F61164104&amp;qo=199" text:style-name="Internet_20_link" text:visited-style-name="Visited_20_Internet_20_Link">yakovlev</text:a><text:a xlink:type="simple" xlink:href="http://yakovlev-vad.deviantart.com/art/Simple-curiosity-468468925?q=favby%3ACahandariella%2F61164104&amp;qo=199" text:style-name="Internet_20_link" text:visited-style-name="Visited_20_Internet_20_Link">-</text:a><text:a xlink:type="simple" xlink:href="http://yakovlev-vad.deviantart.com/art/Simple-curiosity-468468925?q=favby%3ACahandariella%2F61164104&amp;qo=199" text:style-name="Internet_20_link" text:visited-style-name="Visited_20_Internet_20_Link">vad</text:a><text:a xlink:type="simple" xlink:href="http://yakovlev-vad.deviantart.com/art/Simple-curiosity-468468925?q=favby%3ACahandariella%2F61164104&amp;qo=199" text:style-name="Internet_20_link" text:visited-style-name="Visited_20_Internet_20_Link">.</text:a><text:a xlink:type="simple" xlink:href="http://yakovlev-vad.deviantart.com/art/Simple-curiosity-468468925?q=favby%3ACahandariella%2F61164104&amp;qo=199" text:style-name="Internet_20_link" text:visited-style-name="Visited_20_Internet_20_Link">deviantart</text:a><text:a xlink:type="simple" xlink:href="http://yakovlev-vad.deviantart.com/art/Simple-curiosity-468468925?q=favby%3ACahandariella%2F61164104&amp;qo=199" text:style-name="Internet_20_link" text:visited-style-name="Visited_20_Internet_20_Link">.</text:a><text:a xlink:type="simple" xlink:href="http://yakovlev-vad.deviantart.com/art/Simple-curiosity-468468925?q=favby%3ACahandariella%2F61164104&amp;qo=199" text:style-name="Internet_20_link" text:visited-style-name="Visited_20_Internet_20_Link">com</text:a><text:a xlink:type="simple" xlink:href="http://yakovlev-vad.deviantart.com/art/Simple-curiosity-468468925?q=favby%3ACahandariella%2F61164104&amp;qo=199" text:style-name="Internet_20_link" text:visited-style-name="Visited_20_Internet_20_Link">/</text:a><text:a xlink:type="simple" xlink:href="http://yakovlev-vad.deviantart.com/art/Simple-curiosity-468468925?q=favby%3ACahandariella%2F61164104&amp;qo=199" text:style-name="Internet_20_link" text:visited-style-name="Visited_20_Internet_20_Link">art</text:a><text:a xlink:type="simple" xlink:href="http://yakovlev-vad.deviantart.com/art/Simple-curiosity-468468925?q=favby%3ACahandariella%2F61164104&amp;qo=199" text:style-name="Internet_20_link" text:visited-style-name="Visited_20_Internet_20_Link">/</text:a><text:a xlink:type="simple" xlink:href="http://yakovlev-vad.deviantart.com/art/Simple-curiosity-468468925?q=favby%3ACahandariella%2F61164104&amp;qo=199" text:style-name="Internet_20_link" text:visited-style-name="Visited_20_Internet_20_Link">Simple</text:a><text:a xlink:type="simple" xlink:href="http://yakovlev-vad.deviantart.com/art/Simple-curiosity-468468925?q=favby%3ACahandariella%2F61164104&amp;qo=199" text:style-name="Internet_20_link" text:visited-style-name="Visited_20_Internet_20_Link">-</text:a><text:a xlink:type="simple" xlink:href="http://yakovlev-vad.deviantart.com/art/Simple-curiosity-468468925?q=favby%3ACahandariella%2F61164104&amp;qo=199" text:style-name="Internet_20_link" text:visited-style-name="Visited_20_Internet_20_Link">curiosity</text:a><text:a xlink:type="simple" xlink:href="http://yakovlev-vad.deviantart.com/art/Simple-curiosity-468468925?q=favby%3ACahandariella%2F61164104&amp;qo=199" text:style-name="Internet_20_link" text:visited-style-name="Visited_20_Internet_20_Link">-468468925?</text:a><text:a xlink:type="simple" xlink:href="http://yakovlev-vad.deviantart.com/art/Simple-curiosity-468468925?q=favby%3ACahandariella%2F61164104&amp;qo=199" text:style-name="Internet_20_link" text:visited-style-name="Visited_20_Internet_20_Link">q</text:a><text:a xlink:type="simple" xlink:href="http://yakovlev-vad.deviantart.com/art/Simple-curiosity-468468925?q=favby%3ACahandariella%2F61164104&amp;qo=199" text:style-name="Internet_20_link" text:visited-style-name="Visited_20_Internet_20_Link">=</text:a><text:a xlink:type="simple" xlink:href="http://yakovlev-vad.deviantart.com/art/Simple-curiosity-468468925?q=favby%3ACahandariella%2F61164104&amp;qo=199" text:style-name="Internet_20_link" text:visited-style-name="Visited_20_Internet_20_Link">favby</text:a><text:a xlink:type="simple" xlink:href="http://yakovlev-vad.deviantart.com/art/Simple-curiosity-468468925?q=favby%3ACahandariella%2F61164104&amp;qo=199" text:style-name="Internet_20_link" text:visited-style-name="Visited_20_Internet_20_Link">%3</text:a><text:a xlink:type="simple" xlink:href="http://yakovlev-vad.deviantart.com/art/Simple-curiosity-468468925?q=favby%3ACahandariella%2F61164104&amp;qo=199" text:style-name="Internet_20_link" text:visited-style-name="Visited_20_Internet_20_Link">ACahandariella</text:a><text:a xlink:type="simple" xlink:href="http://yakovlev-vad.deviantart.com/art/Simple-curiosity-468468925?q=favby%3ACahandariella%2F61164104&amp;qo=199" text:style-name="Internet_20_link" text:visited-style-name="Visited_20_Internet_20_Link">%2</text:a><text:a xlink:type="simple" xlink:href="http://yakovlev-vad.deviantart.com/art/Simple-curiosity-468468925?q=favby%3ACahandariella%2F61164104&amp;qo=199" text:style-name="Internet_20_link" text:visited-style-name="Visited_20_Internet_20_Link">F</text:a><text:a xlink:type="simple" xlink:href="http://yakovlev-vad.deviantart.com/art/Simple-curiosity-468468925?q=favby%3ACahandariella%2F61164104&amp;qo=199" text:style-name="Internet_20_link" text:visited-style-name="Visited_20_Internet_20_Link">61164104&amp;</text:a><text:a xlink:type="simple" xlink:href="http://yakovlev-vad.deviantart.com/art/Simple-curiosity-468468925?q=favby%3ACahandariella%2F61164104&amp;qo=199" text:style-name="Internet_20_link" text:visited-style-name="Visited_20_Internet_20_Link">qo</text:a><text:a xlink:type="simple" xlink:href="http://yakovlev-vad.deviantart.com/art/Simple-curiosity-468468925?q=favby%3ACahandariella%2F61164104&amp;qo=199" text:style-name="Internet_20_link" text:visited-style-name="Visited_20_Internet_20_Link">=199</text:a></text:p>
      <text:p text:style-name="P1"><text:a xlink:type="simple" xlink:href="http://yakovlev-vad.deviantart.com/art/Thinking-3-485359303?q=favby%3ACahandariella%2F61164104&amp;qo=198" text:style-name="Internet_20_link" text:visited-style-name="Visited_20_Internet_20_Link">http</text:a><text:a xlink:type="simple" xlink:href="http://yakovlev-vad.deviantart.com/art/Thinking-3-485359303?q=favby%3ACahandariella%2F61164104&amp;qo=198" text:style-name="Internet_20_link" text:visited-style-name="Visited_20_Internet_20_Link">://</text:a><text:a xlink:type="simple" xlink:href="http://yakovlev-vad.deviantart.com/art/Thinking-3-485359303?q=favby%3ACahandariella%2F61164104&amp;qo=198" text:style-name="Internet_20_link" text:visited-style-name="Visited_20_Internet_20_Link">yakovlev</text:a><text:a xlink:type="simple" xlink:href="http://yakovlev-vad.deviantart.com/art/Thinking-3-485359303?q=favby%3ACahandariella%2F61164104&amp;qo=198" text:style-name="Internet_20_link" text:visited-style-name="Visited_20_Internet_20_Link">-</text:a><text:a xlink:type="simple" xlink:href="http://yakovlev-vad.deviantart.com/art/Thinking-3-485359303?q=favby%3ACahandariella%2F61164104&amp;qo=198" text:style-name="Internet_20_link" text:visited-style-name="Visited_20_Internet_20_Link">vad</text:a><text:a xlink:type="simple" xlink:href="http://yakovlev-vad.deviantart.com/art/Thinking-3-485359303?q=favby%3ACahandariella%2F61164104&amp;qo=198" text:style-name="Internet_20_link" text:visited-style-name="Visited_20_Internet_20_Link">.</text:a><text:a xlink:type="simple" xlink:href="http://yakovlev-vad.deviantart.com/art/Thinking-3-485359303?q=favby%3ACahandariella%2F61164104&amp;qo=198" text:style-name="Internet_20_link" text:visited-style-name="Visited_20_Internet_20_Link">deviantart</text:a><text:a xlink:type="simple" xlink:href="http://yakovlev-vad.deviantart.com/art/Thinking-3-485359303?q=favby%3ACahandariella%2F61164104&amp;qo=198" text:style-name="Internet_20_link" text:visited-style-name="Visited_20_Internet_20_Link">.</text:a><text:a xlink:type="simple" xlink:href="http://yakovlev-vad.deviantart.com/art/Thinking-3-485359303?q=favby%3ACahandariella%2F61164104&amp;qo=198" text:style-name="Internet_20_link" text:visited-style-name="Visited_20_Internet_20_Link">com</text:a><text:a xlink:type="simple" xlink:href="http://yakovlev-vad.deviantart.com/art/Thinking-3-485359303?q=favby%3ACahandariella%2F61164104&amp;qo=198" text:style-name="Internet_20_link" text:visited-style-name="Visited_20_Internet_20_Link">/</text:a><text:a xlink:type="simple" xlink:href="http://yakovlev-vad.deviantart.com/art/Thinking-3-485359303?q=favby%3ACahandariella%2F61164104&amp;qo=198" text:style-name="Internet_20_link" text:visited-style-name="Visited_20_Internet_20_Link">art</text:a><text:a xlink:type="simple" xlink:href="http://yakovlev-vad.deviantart.com/art/Thinking-3-485359303?q=favby%3ACahandariella%2F61164104&amp;qo=198" text:style-name="Internet_20_link" text:visited-style-name="Visited_20_Internet_20_Link">/</text:a><text:a xlink:type="simple" xlink:href="http://yakovlev-vad.deviantart.com/art/Thinking-3-485359303?q=favby%3ACahandariella%2F61164104&amp;qo=198" text:style-name="Internet_20_link" text:visited-style-name="Visited_20_Internet_20_Link">Thinking</text:a><text:a xlink:type="simple" xlink:href="http://yakovlev-vad.deviantart.com/art/Thinking-3-485359303?q=favby%3ACahandariella%2F61164104&amp;qo=198" text:style-name="Internet_20_link" text:visited-style-name="Visited_20_Internet_20_Link">-3-485359303?</text:a><text:a xlink:type="simple" xlink:href="http://yakovlev-vad.deviantart.com/art/Thinking-3-485359303?q=favby%3ACahandariella%2F61164104&amp;qo=198" text:style-name="Internet_20_link" text:visited-style-name="Visited_20_Internet_20_Link">q</text:a><text:a xlink:type="simple" xlink:href="http://yakovlev-vad.deviantart.com/art/Thinking-3-485359303?q=favby%3ACahandariella%2F61164104&amp;qo=198" text:style-name="Internet_20_link" text:visited-style-name="Visited_20_Internet_20_Link">=</text:a><text:a xlink:type="simple" xlink:href="http://yakovlev-vad.deviantart.com/art/Thinking-3-485359303?q=favby%3ACahandariella%2F61164104&amp;qo=198" text:style-name="Internet_20_link" text:visited-style-name="Visited_20_Internet_20_Link">favby</text:a><text:a xlink:type="simple" xlink:href="http://yakovlev-vad.deviantart.com/art/Thinking-3-485359303?q=favby%3ACahandariella%2F61164104&amp;qo=198" text:style-name="Internet_20_link" text:visited-style-name="Visited_20_Internet_20_Link">%3</text:a><text:a xlink:type="simple" xlink:href="http://yakovlev-vad.deviantart.com/art/Thinking-3-485359303?q=favby%3ACahandariella%2F61164104&amp;qo=198" text:style-name="Internet_20_link" text:visited-style-name="Visited_20_Internet_20_Link">ACahandariella</text:a><text:a xlink:type="simple" xlink:href="http://yakovlev-vad.deviantart.com/art/Thinking-3-485359303?q=favby%3ACahandariella%2F61164104&amp;qo=198" text:style-name="Internet_20_link" text:visited-style-name="Visited_20_Internet_20_Link">%2</text:a><text:a xlink:type="simple" xlink:href="http://yakovlev-vad.deviantart.com/art/Thinking-3-485359303?q=favby%3ACahandariella%2F61164104&amp;qo=198" text:style-name="Internet_20_link" text:visited-style-name="Visited_20_Internet_20_Link">F</text:a><text:a xlink:type="simple" xlink:href="http://yakovlev-vad.deviantart.com/art/Thinking-3-485359303?q=favby%3ACahandariella%2F61164104&amp;qo=198" text:style-name="Internet_20_link" text:visited-style-name="Visited_20_Internet_20_Link">61164104&amp;</text:a><text:a xlink:type="simple" xlink:href="http://yakovlev-vad.deviantart.com/art/Thinking-3-485359303?q=favby%3ACahandariella%2F61164104&amp;qo=198" text:style-name="Internet_20_link" text:visited-style-name="Visited_20_Internet_20_Link">qo</text:a><text:a xlink:type="simple" xlink:href="http://yakovlev-vad.deviantart.com/art/Thinking-3-485359303?q=favby%3ACahandariella%2F61164104&amp;qo=198" text:style-name="Internet_20_link" text:visited-style-name="Visited_20_Internet_20_Link">=198</text:a></text:p>
      <text:p text:style-name="P1">http://yakovlev-vad.deviantart.com/art/Thinking-3-485359303?q=favby%3ACahandariella%2F61164104&amp;qo=198</text:p>
      <text:p text:style-name="P1"><text:s/></text:p>
      <text:p text:style-name="P1"><text:s/></text:p>
      <text:p text:style-name="P1"><text:s/></text:p>
      <text:p text:style-name="P1"><text:s/></text:p>
      <text:p text:style-name="P1"><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1-30T00:22:27.785000000</dc:date>
    <meta:editing-duration>PT49M40S</meta:editing-duration>
    <meta:document-statistic meta:table-count="0" meta:image-count="0" meta:object-count="0" meta:page-count="6" meta:paragraph-count="67" meta:word-count="1980" meta:character-count="14481" meta:non-whitespace-character-count="12543"/>
  </office:meta>
</office:document-meta>
</file>